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4" style:family="paragraph" style:parent-style-name="Standard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5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6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7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" style:family="paragraph" style:parent-style-name="Standard" style:list-style-name="L1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" style:family="paragraph" style:parent-style-name="Standard">
      <style:paragraph-properties fo:margin-top="0in" fo:margin-bottom="0.139in" fo:line-height="115%" fo:text-align="center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1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font-name="Calibri" fo:font-size="11pt" fo:language="en" fo:country="none" fo:font-weight="bold" style:font-name-asian="Calibri" style:font-size-asian="11pt" style:font-weight-asian="bold" style:font-name-complex="Calibri" style:font-size-complex="11pt" style:font-weight-complex="bold"/>
    </style:style>
    <style:style style:name="P12" style:family="paragraph" style:parent-style-name="Standard" style:list-style-name="L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" style:family="paragraph" style:parent-style-name="Standard" style:list-style-name="L3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" style:family="paragraph" style:parent-style-name="Standard" style:list-style-name="L4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" style:family="paragraph" style:parent-style-name="Standard" style:list-style-name="L5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" style:family="paragraph" style:parent-style-name="Standard" style:list-style-name="L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" style:family="paragraph" style:parent-style-name="Standard" style:list-style-name="L7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" style:family="paragraph" style:parent-style-name="Standard" style:list-style-name="L8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" style:family="paragraph" style:parent-style-name="Standard" style:list-style-name="L9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0" style:family="paragraph" style:parent-style-name="Standard" style:list-style-name="L10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1" style:family="paragraph" style:parent-style-name="Standard" style:list-style-name="L11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2" style:family="paragraph" style:parent-style-name="Standard" style:list-style-name="L1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3" style:family="paragraph" style:parent-style-name="Standard" style:list-style-name="L13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4" style:family="paragraph" style:parent-style-name="Standard" style:list-style-name="L14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5" style:family="paragraph" style:parent-style-name="Standard" style:list-style-name="L15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6" style:family="paragraph" style:parent-style-name="Standard" style:list-style-name="L1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7" style:family="paragraph" style:parent-style-name="Standard" style:list-style-name="L17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8" style:family="paragraph" style:parent-style-name="Standard" style:list-style-name="L18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29" style:family="paragraph" style:parent-style-name="Standard" style:list-style-name="L19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0" style:family="paragraph" style:parent-style-name="Standard" style:list-style-name="L20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1" style:family="paragraph" style:parent-style-name="Standard" style:list-style-name="L21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2" style:family="paragraph" style:parent-style-name="Standard" style:list-style-name="L2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3" style:family="paragraph" style:parent-style-name="Standard" style:list-style-name="L23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4" style:family="paragraph" style:parent-style-name="Standard" style:list-style-name="L24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5" style:family="paragraph" style:parent-style-name="Standard" style:list-style-name="L25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6" style:family="paragraph" style:parent-style-name="Standard" style:list-style-name="L2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7" style:family="paragraph" style:parent-style-name="Standard" style:list-style-name="L27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8" style:family="paragraph" style:parent-style-name="Standard" style:list-style-name="L28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39" style:family="paragraph" style:parent-style-name="Standard" style:list-style-name="L29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0" style:family="paragraph" style:parent-style-name="Standard" style:list-style-name="L30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1" style:family="paragraph" style:parent-style-name="Standard" style:list-style-name="L31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2" style:family="paragraph" style:parent-style-name="Standard" style:list-style-name="L3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3" style:family="paragraph" style:parent-style-name="Standard" style:list-style-name="L33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4" style:family="paragraph" style:parent-style-name="Standard" style:list-style-name="L34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5" style:family="paragraph" style:parent-style-name="Standard" style:list-style-name="L35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6" style:family="paragraph" style:parent-style-name="Standard" style:list-style-name="L3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7" style:family="paragraph" style:parent-style-name="Standard" style:list-style-name="L37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8" style:family="paragraph" style:parent-style-name="Standard" style:list-style-name="L38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49" style:family="paragraph" style:parent-style-name="Standard" style:list-style-name="L39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0" style:family="paragraph" style:parent-style-name="Standard" style:list-style-name="L40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1" style:family="paragraph" style:parent-style-name="Standard" style:list-style-name="L41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2" style:family="paragraph" style:parent-style-name="Standard" style:list-style-name="L4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3" style:family="paragraph" style:parent-style-name="Standard" style:list-style-name="L43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4" style:family="paragraph" style:parent-style-name="Standard" style:list-style-name="L44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5" style:family="paragraph" style:parent-style-name="Standard" style:list-style-name="L45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6" style:family="paragraph" style:parent-style-name="Standard" style:list-style-name="L4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7" style:family="paragraph" style:parent-style-name="Standard" style:list-style-name="L47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8" style:family="paragraph" style:parent-style-name="Standard" style:list-style-name="L48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59" style:family="paragraph" style:parent-style-name="Standard" style:list-style-name="L49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0" style:family="paragraph" style:parent-style-name="Standard" style:list-style-name="L50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1" style:family="paragraph" style:parent-style-name="Standard" style:list-style-name="L51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2" style:family="paragraph" style:parent-style-name="Standard" style:list-style-name="L5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3" style:family="paragraph" style:parent-style-name="Standard" style:list-style-name="L53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4" style:family="paragraph" style:parent-style-name="Standard" style:list-style-name="L54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5" style:family="paragraph" style:parent-style-name="Standard" style:list-style-name="L55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6" style:family="paragraph" style:parent-style-name="Standard" style:list-style-name="L5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7" style:family="paragraph" style:parent-style-name="Standard" style:list-style-name="L57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8" style:family="paragraph" style:parent-style-name="Standard" style:list-style-name="L58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69" style:family="paragraph" style:parent-style-name="Standard" style:list-style-name="L59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0" style:family="paragraph" style:parent-style-name="Standard" style:list-style-name="L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1" style:family="paragraph" style:parent-style-name="Standard" style:list-style-name="L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2" style:family="paragraph" style:parent-style-name="Standard" style:list-style-name="L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3" style:family="paragraph" style:parent-style-name="Standard" style:list-style-name="L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4" style:family="paragraph" style:parent-style-name="Standard" style:list-style-name="L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5" style:family="paragraph" style:parent-style-name="Standard" style:list-style-name="L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6" style:family="paragraph" style:parent-style-name="Standard" style:list-style-name="L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7" style:family="paragraph" style:parent-style-name="Standard" style:list-style-name="L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8" style:family="paragraph" style:parent-style-name="Standard" style:list-style-name="L7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79" style:family="paragraph" style:parent-style-name="Standard" style:list-style-name="L7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0" style:family="paragraph" style:parent-style-name="Standard" style:list-style-name="L7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1" style:family="paragraph" style:parent-style-name="Standard" style:list-style-name="L8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2" style:family="paragraph" style:parent-style-name="Standard" style:list-style-name="L8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3" style:family="paragraph" style:parent-style-name="Standard" style:list-style-name="L8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4" style:family="paragraph" style:parent-style-name="Standard" style:list-style-name="L8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5" style:family="paragraph" style:parent-style-name="Standard" style:list-style-name="L8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6" style:family="paragraph" style:parent-style-name="Standard" style:list-style-name="L8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7" style:family="paragraph" style:parent-style-name="Standard" style:list-style-name="L8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8" style:family="paragraph" style:parent-style-name="Standard" style:list-style-name="L8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89" style:family="paragraph" style:parent-style-name="Standard" style:list-style-name="L8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0" style:family="paragraph" style:parent-style-name="Standard" style:list-style-name="L8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1" style:family="paragraph" style:parent-style-name="Standard" style:list-style-name="L9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2" style:family="paragraph" style:parent-style-name="Standard" style:list-style-name="L9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3" style:family="paragraph" style:parent-style-name="Standard" style:list-style-name="L9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4" style:family="paragraph" style:parent-style-name="Standard" style:list-style-name="L9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5" style:family="paragraph" style:parent-style-name="Standard" style:list-style-name="L9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6" style:family="paragraph" style:parent-style-name="Standard" style:list-style-name="L9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7" style:family="paragraph" style:parent-style-name="Standard" style:list-style-name="L9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8" style:family="paragraph" style:parent-style-name="Standard" style:list-style-name="L9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99" style:family="paragraph" style:parent-style-name="Standard" style:list-style-name="L9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0" style:family="paragraph" style:parent-style-name="Standard" style:list-style-name="L9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1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2" style:family="paragraph" style:parent-style-name="Standard" style:list-style-name="L10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3" style:family="paragraph" style:parent-style-name="Standard" style:list-style-name="L10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4" style:family="paragraph" style:parent-style-name="Standard" style:list-style-name="L10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5" style:family="paragraph" style:parent-style-name="Standard" style:list-style-name="L10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6" style:family="paragraph" style:parent-style-name="Standard" style:list-style-name="L10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7" style:family="paragraph" style:parent-style-name="Standard" style:list-style-name="L10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8" style:family="paragraph" style:parent-style-name="Standard" style:list-style-name="L10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09" style:family="paragraph" style:parent-style-name="Standard" style:list-style-name="L10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0" style:family="paragraph" style:parent-style-name="Standard" style:list-style-name="L10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1" style:family="paragraph" style:parent-style-name="Standard" style:list-style-name="L10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2" style:family="paragraph" style:parent-style-name="Standard" style:list-style-name="L11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3" style:family="paragraph" style:parent-style-name="Standard" style:list-style-name="L11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4" style:family="paragraph" style:parent-style-name="Standard" style:list-style-name="L11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5" style:family="paragraph" style:parent-style-name="Standard" style:list-style-name="L11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6" style:family="paragraph" style:parent-style-name="Standard" style:list-style-name="L11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7" style:family="paragraph" style:parent-style-name="Standard" style:list-style-name="L11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8" style:family="paragraph" style:parent-style-name="Standard" style:list-style-name="L11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19" style:family="paragraph" style:parent-style-name="Standard" style:list-style-name="L11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0" style:family="paragraph" style:parent-style-name="Standard" style:list-style-name="L11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1" style:family="paragraph" style:parent-style-name="Standard" style:list-style-name="L11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2" style:family="paragraph" style:parent-style-name="Standard" style:list-style-name="L12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3" style:family="paragraph" style:parent-style-name="Standard" style:list-style-name="L12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4" style:family="paragraph" style:parent-style-name="Standard" style:list-style-name="L12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5" style:family="paragraph" style:parent-style-name="Standard" style:list-style-name="L12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6" style:family="paragraph" style:parent-style-name="Standard" style:list-style-name="L12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7" style:family="paragraph" style:parent-style-name="Standard" style:list-style-name="L12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8" style:family="paragraph" style:parent-style-name="Standard" style:list-style-name="L12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29" style:family="paragraph" style:parent-style-name="Standard" style:list-style-name="L12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0" style:family="paragraph" style:parent-style-name="Standard" style:list-style-name="L12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1" style:family="paragraph" style:parent-style-name="Standard" style:list-style-name="L12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2" style:family="paragraph" style:parent-style-name="Standard" style:list-style-name="L13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3" style:family="paragraph" style:parent-style-name="Standard" style:list-style-name="L13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4" style:family="paragraph" style:parent-style-name="Standard" style:list-style-name="L13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5" style:family="paragraph" style:parent-style-name="Standard" style:list-style-name="L13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6" style:family="paragraph" style:parent-style-name="Standard" style:list-style-name="L13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7" style:family="paragraph" style:parent-style-name="Standard" style:list-style-name="L14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8" style:family="paragraph" style:parent-style-name="Standard" style:list-style-name="L14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39" style:family="paragraph" style:parent-style-name="Standard" style:list-style-name="L14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0" style:family="paragraph" style:parent-style-name="Standard" style:list-style-name="L15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1" style:family="paragraph" style:parent-style-name="Standard" style:list-style-name="L15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2" style:family="paragraph" style:parent-style-name="Standard" style:list-style-name="L15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3" style:family="paragraph" style:parent-style-name="Standard" style:list-style-name="L15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4" style:family="paragraph" style:parent-style-name="Standard" style:list-style-name="L15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5" style:family="paragraph" style:parent-style-name="Standard" style:list-style-name="L15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6" style:family="paragraph" style:parent-style-name="Standard" style:list-style-name="L15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7" style:family="paragraph" style:parent-style-name="Standard" style:list-style-name="L16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8" style:family="paragraph" style:parent-style-name="Standard" style:list-style-name="L16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49" style:family="paragraph" style:parent-style-name="Standard" style:list-style-name="L16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0" style:family="paragraph" style:parent-style-name="Standard" style:list-style-name="L16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1" style:family="paragraph" style:parent-style-name="Standard" style:list-style-name="L16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2" style:family="paragraph" style:parent-style-name="Standard" style:list-style-name="L16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3" style:family="paragraph" style:parent-style-name="Standard" style:list-style-name="L16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4" style:family="paragraph" style:parent-style-name="Standard" style:list-style-name="L167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5" style:family="paragraph" style:parent-style-name="Standard" style:list-style-name="L168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6" style:family="paragraph" style:parent-style-name="Standard" style:list-style-name="L169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7" style:family="paragraph" style:parent-style-name="Standard" style:list-style-name="L170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8" style:family="paragraph" style:parent-style-name="Standard" style:list-style-name="L171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59" style:family="paragraph" style:parent-style-name="Standard" style:list-style-name="L172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0" style:family="paragraph" style:parent-style-name="Standard" style:list-style-name="L173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1" style:family="paragraph" style:parent-style-name="Standard" style:list-style-name="L174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2" style:family="paragraph" style:parent-style-name="Standard" style:list-style-name="L175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3" style:family="paragraph" style:parent-style-name="Standard" style:list-style-name="L1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4" style:family="paragraph" style:parent-style-name="Standard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5" style:family="paragraph" style:parent-style-name="Standard" style:list-style-name="L6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6" style:family="paragraph" style:parent-style-name="Standard" style:list-style-name="L63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7" style:family="paragraph" style:parent-style-name="Standard" style:list-style-name="L64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8" style:family="paragraph" style:parent-style-name="Standard" style:list-style-name="L65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69" style:family="paragraph" style:parent-style-name="Standard" style:list-style-name="L6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0" style:family="paragraph" style:parent-style-name="Standard" style:list-style-name="L67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1" style:family="paragraph" style:parent-style-name="Standard" style:list-style-name="L68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2" style:family="paragraph" style:parent-style-name="Standard" style:list-style-name="L69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3" style:family="paragraph" style:parent-style-name="Standard" style:list-style-name="L70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4" style:family="paragraph" style:parent-style-name="Standard" style:list-style-name="L73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5" style:family="paragraph" style:parent-style-name="Standard" style:list-style-name="L135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6" style:family="paragraph" style:parent-style-name="Standard" style:list-style-name="L13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7" style:family="paragraph" style:parent-style-name="Standard" style:list-style-name="L137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8" style:family="paragraph" style:parent-style-name="Standard" style:list-style-name="L138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79" style:family="paragraph" style:parent-style-name="Standard" style:list-style-name="L139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0" style:family="paragraph" style:parent-style-name="Standard" style:list-style-name="L140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1" style:family="paragraph" style:parent-style-name="Standard" style:list-style-name="L141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2" style:family="paragraph" style:parent-style-name="Standard" style:list-style-name="L14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3" style:family="paragraph" style:parent-style-name="Standard" style:list-style-name="L146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4" style:family="paragraph" style:parent-style-name="Standard" style:list-style-name="L147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5" style:family="paragraph" style:parent-style-name="Standard" style:list-style-name="L148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6" style:family="paragraph" style:parent-style-name="Standard" style:list-style-name="L149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7" style:family="paragraph" style:parent-style-name="Standard" style:list-style-name="L150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8" style:family="paragraph" style:parent-style-name="Standard" style:list-style-name="L151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89" style:family="paragraph" style:parent-style-name="Standard" style:list-style-name="L152">
      <style:paragraph-properties fo:margin-top="0in" fo:margin-bottom="0.13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P190" style:family="paragraph" style:parent-style-name="Standard" style:list-style-name="L76">
      <style:paragraph-properties fo:margin-top="0in" fo:margin-bottom="0.139in" fo:line-height="115%" fo:text-align="start" style:justify-single-word="false" style:text-autospace="none"/>
      <style:text-properties style:text-position="0% 100%" style:font-name="Calibri" fo:font-size="11pt" fo:language="en" fo:country="none" style:text-underline-style="none" fo:font-weight="normal" style:font-name-asian="Calibri" style:font-size-asian="11pt" style:font-weight-asian="normal" style:font-name-complex="Calibri" style:font-size-complex="11pt" style:font-weight-complex="normal"/>
    </style:style>
    <style:style style:name="P191" style:family="paragraph" style:parent-style-name="Standard" style:list-style-name="L54">
      <style:paragraph-properties fo:margin-top="0in" fo:margin-bottom="0.0799in" fo:line-height="115%" style:text-autospace="none"/>
      <style:text-properties style:text-position="0% 100%" style:font-name="Calibri" fo:font-size="11pt" fo:language="en" fo:country="none" fo:font-weight="normal" style:font-name-asian="Calibri" style:font-size-asian="11pt" style:font-weight-asian="normal" style:font-name-complex="Calibri" style:font-size-complex="11pt" style:font-weight-complex="normal"/>
    </style:style>
    <style:style style:name="T1" style:family="text">
      <style:text-properties style:text-position="super 58%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8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9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.25in" fo:text-indent="-0.25in" fo:margin-left="3.25in"/>
        </style:list-level-properties>
      </text:list-level-style-bullet>
    </text:list-style>
    <text:list-style style:name="L10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</text:list-level-style-bullet>
    </text:list-style>
    <text:list-style style:name="L15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Visual Design Brief + Ideas</text:p>
      <text:p text:style-name="P6"/>
      <text:p text:style-name="P6"/>
      <text:p text:style-name="P11">World/Level Art Inspirations</text:p>
      <text:p text:style-name="P7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charset="x-symbol"/>
    <style:font-face style:name="OpenSymbol" svg:font-family="OpenSymbol"/>
    <style:font-face style:name="Arial2" svg:font-family="Arial" style:font-family-generic="swiss"/>
    <style:font-face style:name="Calibri" svg:font-family="Calibri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A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AU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RTF_5f_Num_20_2_20_1" style:display-name="RTF_Num 2 1" style:family="text">
      <style:text-properties style:font-name="Symbol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RTF_5f_Num_20_2" style:display-name="RTF_Num 2" text:consecutive-numbering="true">
      <text:list-level-style-number text:level="1" text:style-name="RTF_5f_Num_20_2_20_1" style:num-prefix="·" style:num-format="">
        <style:list-level-properties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Black Will</meta:initial-creator>
    <meta:creation-date>2019-05-25T10:29:33.02</meta:creation-date>
    <dc:date>2019-11-30T13:32:44.53</dc:date>
    <dc:creator>will black</dc:creator>
    <meta:editing-duration>P25DT5H27M57S</meta:editing-duration>
    <meta:editing-cycles>564</meta:editing-cycles>
    <meta:generator>OpenOffice/4.1.6$Win32 OpenOffice.org_project/416m1$Build-9790</meta:generator>
    <meta:document-statistic meta:table-count="0" meta:image-count="0" meta:object-count="0" meta:page-count="1" meta:paragraph-count="2" meta:word-count="8" meta:character-count="55"/>
  </office:meta>
</office:document-meta>
</file>